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4"/>
    <style:style style:name="P15" style:family="paragraph" style:parent-style-name="Heading_20_1" style:master-page-name="First_20_Page">
      <style:paragraph-properties style:page-number="auto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27576528" text:id="ct12757652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720233904" text:id="ct720233904">
          <text:insertion>
            <office:change-info>
              <dc:creator>Bob Jacobsen</dc:creator>
              <dc:date>2013-04-06T21:18:00</dc:date>
            </office:change-info>
          </text:insertion>
        </text:changed-region>
        <text:changed-region xml:id="ct719805536" text:id="ct719805536">
          <text:insertion>
            <office:change-info>
              <dc:creator>Bob Jacobsen</dc:creator>
              <dc:date>2013-04-06T19:08:00</dc:date>
            </office:change-info>
          </text:insertion>
        </text:changed-region>
        <text:changed-region xml:id="ct514404768" text:id="ct514404768">
          <text:insertion>
            <office:change-info>
              <dc:creator>Bob Jacobsen</dc:creator>
              <dc:date>2013-04-06T19:09:00</dc:date>
            </office:change-info>
          </text:insertion>
        </text:changed-region>
        <text:changed-region xml:id="ct466455344" text:id="ct466455344">
          <text:deletion>
            <office:change-info>
              <dc:creator>Bob Jacobsen</dc:creator>
              <dc:date>2013-04-06T19:08:00</dc:date>
            </office:change-info>
            <text:h text:style-name="Heading_20_1" text:outline-level="1">Section Title</text:h>
          </text:deletion>
        </text:changed-region>
        <text:changed-region xml:id="ct466561120" text:id="ct466561120">
          <text:insertion>
            <office:change-info>
              <dc:creator>Bob Jacobsen</dc:creator>
              <dc:date>2013-04-06T19:11:00</dc:date>
            </office:change-info>
          </text:insertion>
        </text:changed-region>
        <text:changed-region xml:id="ct127547456" text:id="ct12754745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27150112" text:id="ct127150112">
          <text:insertion>
            <office:change-info>
              <dc:creator>Bob Jacobsen</dc:creator>
              <dc:date>2013-04-06T19:08:00</dc:date>
            </office:change-info>
          </text:insertion>
        </text:changed-region>
        <text:changed-region xml:id="ct127581312" text:id="ct127581312">
          <text:insertion>
            <office:change-info>
              <dc:creator>Bob Jacobsen</dc:creator>
              <dc:date>2013-04-06T19:09:00</dc:date>
            </office:change-info>
          </text:insertion>
        </text:changed-region>
        <text:changed-region xml:id="ct127504912" text:id="ct127504912">
          <text:insertion>
            <office:change-info>
              <dc:creator>Bob Jacobsen</dc:creator>
              <dc:date>2013-02-15T12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text:change-start text:change-id="ct720233904"/></text:p>
      <text:p text:style-name="Standard">This specification is in the context of the following OpenLCB-CAN Standards:</text:p>
      <text:list xml:id="list950887709601000434" text:style-name="L4">
        <text:list-item>
          <text:p text:style-name="P14"><text:change-end text:change-id="ct720233904"/></text:p>
        </text:list-item>
      </text:list>
      <text:p text:style-name="Standard">For more information on format and presentation, see: </text:p>
      <text:list xml:id="list2679008669268151072" text:style-name="L1">
        <text:list-item>
          <text:p text:style-name="P12">OpenLCB Common Information Technical Note</text:p>
        </text:list-item>
      </text:list>
      <text:h text:style-name="Heading_20_1" text:outline-level="1"><text:change-start text:change-id="ct719805536"/>Message<text:change-end text:change-id="ct719805536"/><text:change-start text:change-id="ct514404768"/> Formats<text:change-end text:change-id="ct514404768"/><text:change text:change-id="ct466455344"/><text:change-start text:change-id="ct466561120"/> (Normative)<text:change-end text:change-id="ct466561120"/></text:h>
      <text:p text:style-name="Standard">Quisque sollicitudin tempor bibendum.<text:change-start text:change-id="ct127547456"/><text:note text:id="ftn1" text:note-class="footnote"><text:note-citation>1</text:note-citation><text:note-body><text:p text:style-name="Footnote"><text:change-start text:change-id="ct127576528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127576528"/></text:p></text:note-body></text:note><text:change-end text:change-id="ct127547456"/> Donec consectetur condimentum sollicitudin. Sed dignissim velit id felis lacinia at eleifend nisi laoreet. <text:change-start text:change-id="ct127150112"/></text:p>
      <text:h text:style-name="Heading_20_1" text:outline-level="1">States (Normative)</text:h>
      <text:p text:style-name="Standard"><text:change-end text:change-id="ct127150112"/>Vivamus tristique porta ornare. Vivamus feugiat dolor id lectus aliquet luctus. <text:change-start text:change-id="ct127581312"/></text:p>
      <text:h text:style-name="Heading_20_1" text:outline-level="1">Interactions (Normative)</text:h>
      <text:p text:style-name="Standard">Vivamus tristique porta ornare. Vivamus feugiat dolor id lectus aliquet luctus. <text:change-end text:change-id="ct127581312"/></text:p>
      <text:h text:style-name="Heading_20_1" text:outline-level="1"><text:soft-page-break/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4647999327105148175" text:style-name="L2">
        <text:list-item>
          <text:p text:style-name="P13">Lorem ipsum dolor sit amet, consectetur adipiscing elit. </text:p>
        </text:list-item>
        <text:list-item>
          <text:p text:style-name="P13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127504912"/></text:p>
      <text:p text:style-name="P8"><text:change-end text:change-id="ct1275049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Message Formats<text:tab/>1</text:p>
          <text:p text:style-name="P10"><text:s/>5 States<text:tab/>1</text:p>
          <text:p text:style-name="P10"><text:s/>6 Interactions<text:tab/>1</text:p>
          <text:p text:style-name="P10"><text:s/>7 Section Title<text:tab/>1</text:p>
          <text:p text:style-name="P9"><text:s/>7.1 Subsection Title<text:tab/>1</text:p>
          <text:p text:style-name="P11"><text:s/>7.1.1 Sub-subsection Title<text:tab/>1</text:p>
          <text:p text:style-name="P10"><text:s/>8 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07686720" text:id="ct507686720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507686720"/> Praesent Gravida Standard</text:p>
      </style:header>
      <style:footer>
        <text:tracked-changes>
          <text:changed-region xml:id="ct514284048" text:id="ct514284048">
            <text:insertion>
              <office:change-info>
                <dc:creator>Bob Jacobsen</dc:creator>
                <dc:date>2013-01-27T11:49:00</dc:date>
              </office:change-info>
            </text:insertion>
          </text:changed-region>
          <text:changed-region xml:id="ct513893264" text:id="ct51389326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466422224" text:id="ct466422224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466418464" text:id="ct466418464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4-06T21:19:03"/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514284048"/><text:span text:style-name="Page_20_Number"><text:span text:style-name="MT2">3</text:span></text:span><text:change-end text:change-id="ct514284048"/><text:change text:change-id="ct5138932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466422224"/><text:span text:style-name="Page_20_Number"><text:span text:style-name="MT2"><text:date style:data-style-name="N75" text:date-value="2013-04-06T21:19:03">Apr 6, 2013</text:date></text:span></text:span><text:change-end text:change-id="ct466422224"/><text:change text:change-id="ct466418464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4-06T21:19:03">Apr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27483232" text:id="ct127483232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127139328" text:id="ct12713932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127189072" text:id="ct12718907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127220240" text:id="ct12722024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127114240" text:id="ct127114240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127114336" text:id="ct127114336">
            <text:deletion>
              <office:change-info>
                <dc:creator>Bob Jacobsen</dc:creator>
                <dc:date>2013-02-06T22:28:00</dc:date>
              </office:change-info>
              <text:p text:style-name="Text_20_body"><text:span text:style-name="Page_20_Number"><text:span text:style-name="MT2"><text:date style:data-style-name="N116" text:date-value="2013-04-06T21:19:03"/>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127483232"/><text:change-start text:change-id="ct127139328"/><text:span text:style-name="Page_20_Number"><text:span text:style-name="MT2">2</text:span></text:span><text:change-end text:change-id="ct127139328"/><text:span text:style-name="Page_20_Number"><text:span text:style-name="MT2">01</text:span></text:span><text:change-start text:change-id="ct127189072"/><text:span text:style-name="Page_20_Number"><text:span text:style-name="MT2">3</text:span></text:span><text:change-end text:change-id="ct127189072"/><text:change text:change-id="ct12722024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127114240"/><text:span text:style-name="Page_20_Number"><text:span text:style-name="MT2"><text:date style:data-style-name="N75" text:date-value="2013-04-06T21:19:03">Apr 6, 2013</text:date></text:span></text:span><text:change-end text:change-id="ct127114240"/><text:change text:change-id="ct127114336"/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8</meta:editing-cycles>
    <meta:editing-duration>PT11H57M2S</meta:editing-duration>
    <meta:generator>OpenOffice.org/3.4.1$Unix OpenOffice.org_project/341m1$Build-9593</meta:generator>
    <dc:date>2013-04-06T21:19:03</dc:date>
    <dc:creator>Bob Jacobsen</dc:creator>
    <meta:document-statistic meta:table-count="1" meta:image-count="1" meta:object-count="0" meta:page-count="3" meta:paragraph-count="53" meta:word-count="457" meta:character-count="3176"/>
    <meta:user-defined meta:name="Info 1"/>
    <meta:user-defined meta:name="Info 2"/>
    <meta:user-defined meta:name="Info 3"/>
    <meta:user-defined meta:name="Info 4"/>
  </office:meta>
</office:document-meta>
</file>